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210000031A2BA87335.png"/>
  <manifest:file-entry manifest:media-type="image/png" manifest:full-path="Pictures/100002010000058F00000320085E7DC8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6e6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11cm" svg:height="10.16cm" svg:x="0.65cm" svg:y="0.33cm">
          <draw:image xlink:href="Pictures/100002010000058F00000320085E7DC8.png" xlink:type="simple" xlink:show="embed" xlink:actuate="onLoad">
            <text:p/>
          </draw:image>
        </draw:frame>
        <draw:frame draw:style-name="gr1" draw:text-style-name="P1" draw:layer="layout" svg:width="16.789cm" svg:height="10.16cm" svg:x="10.52cm" svg:y="9.66cm">
          <draw:image xlink:href="Pictures/10000201000005210000031A2BA87335.png" xlink:type="simple" xlink:show="embed" xlink:actuate="onLoad">
            <text:p/>
          </draw:image>
        </draw:frame>
        <draw:frame draw:style-name="gr2" draw:text-style-name="P2" draw:layer="layout" svg:width="7.62cm" svg:height="1.195cm" svg:x="19.65cm" svg:y="4.813cm">
          <draw:text-box>
            <text:p text:style-name="P2"><text:span text:style-name="T1">Wiki Examples</text:span></text:p>
          </draw:text-box>
        </draw:frame>
        <draw:frame draw:style-name="gr2" draw:text-style-name="P2" draw:layer="layout" svg:width="7.62cm" svg:height="1.195cm" svg:x="2.558cm" svg:y="14.287cm">
          <draw:text-box>
            <text:p text:style-name="P2"><text:span text:style-name="T1">VTK Examp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dc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d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ll Lorensen</meta:initial-creator>
    <meta:creation-date>2017-09-06T16:14:31</meta:creation-date>
    <meta:editing-duration>PT17M46S</meta:editing-duration>
    <meta:editing-cycles>2</meta:editing-cycles>
    <dc:date>2017-09-06T16:32:13</dc:date>
    <dc:creator>Bill Lorensen</dc:creator>
    <meta:document-statistic meta:object-count="27"/>
    <meta:generator>OpenOffice/4.1.3$Unix OpenOffice.org_project/413m1$Build-9783</meta:generator>
  </office:meta>
</office:document-meta>
</file>